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41cm" fo:min-width="1.57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41cm" fo:min-width="1.027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65cm" fo:min-width="1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41cm" fo:min-width="1.44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41cm" fo:min-width="1.65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1.65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41cm" fo:min-width="1.59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9.15cm" fo:min-width="14.4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6.75cm" fo:min-width="23.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6.4cm" fo:min-width="14.74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3.75cm" fo:min-width="27.676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813cm" fo:min-width="1.65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2.04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7cm" draw:transform="rotate (-0.785398163397449) translate (47.659cm 18.358cm)">
          <text:p text:style-name="P1">ESP32-S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7cm" draw:transform="rotate (-0.785398163397449) translate (18.691cm 18.06cm)">
          <text:p text:style-name="P1">RP204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43.761cm 22.226cm)">
          <text:p text:style-name="P1">FSP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7cm" svg:height="1.491cm" draw:transform="rotate (-0.785398163397449) translate (48.781cm 19.483cm)">
          <text:p text:style-name="P1">XT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7cm" svg:height="1.491cm" draw:transform="rotate (-0.785398163397449) translate (51.772cm 18.091cm)">
          <text:p text:style-name="P1">XT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7cm" svg:height="1.491cm" draw:transform="rotate (-0.785398163397449) translate (47.611cm 18.344cm)">
          <text:p text:style-name="P1">A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5cm" svg:height="5.9cm" svg:x="41.616cm" svg:y="1cm">
          <text:p text:style-name="P1">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48cm" svg:height="1.491cm" draw:transform="rotate (-0.785398163397449) translate (15.787cm 22.898cm)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44.602cm 21.25cm)">
          <text:p text:style-name="P1">SPI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5cm" svg:height="1.491cm" draw:transform="rotate (-0.785398163397449) translate (19.718cm 19.14cm)">
          <text:p text:style-name="P1">SW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5cm" svg:height="1.491cm" draw:transform="rotate (-0.785398163397449) translate (18.564cm 17.93cm)">
          <text:p text:style-name="P1">R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55cm" svg:height="1.474cm" draw:transform="rotate (-0.785398163397449) translate (20.756cm 20.259cm)">
          <text:p text:style-name="P1">OS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5cm" svg:height="1.491cm" draw:transform="rotate (-0.785398163397449) translate (44.752cm 23.419cm)">
          <text:p text:style-name="P1">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094cm" svg:height="1.491cm" draw:transform="rotate (-0.785398163397449) translate (45.979cm 19.747cm)">
          <text:p text:style-name="P1">OS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5cm" svg:height="1.491cm" draw:transform="rotate (-0.785398163397449) translate (46.708cm 19.09cm)">
          <text:p text:style-name="P1">SW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48cm" svg:height="1.491cm" draw:transform="rotate (-0.785398163397449) translate (47.643cm 26.104cm)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19.16cm 24.616cm)">
          <text:p text:style-name="P1">FSP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20.253cm 23.572cm)">
          <text:p text:style-name="P1">SPI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17.579cm 19.191cm)">
          <text:p text:style-name="P1">DV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5cm" svg:height="1.491cm" draw:transform="rotate (-0.785398163397449) translate (50.77cm 21.393cm)">
          <text:p text:style-name="P1">SDMMC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9cm" svg:height="9.4cm" svg:x="1cm" svg:y="1cm">
          <text:p text:style-name="P1"><text:tab/>HDMI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4cm" svg:height="57cm" svg:x="60cm" svg:y="1cm">
          <text:p text:style-name="P1">SD Card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24cm" svg:height="6.65cm" svg:x="15.979cm" svg:y="1cm">
          <text:p text:style-name="P1">USB-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5.24cm" svg:height="6.65cm" svg:x="1cm" svg:y="47.35cm">
          <text:p text:style-name="P1">USB-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5.24cm" svg:height="6.65cm" svg:x="44.673cm" svg:y="47.35cm">
          <text:p text:style-name="P1">USB-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8.176cm" svg:height="14cm" svg:x="16.274cm" svg:y="40cm">
          <text:p text:style-name="P1">3.5MM?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155cm" svg:height="2.063cm" draw:transform="rotate (-0.785398163397449) translate (46.537cm 24.451cm)">
          <text:p text:style-name="P1">AUDIO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2.171cm" svg:height="23.003cm" svg:x="-12.45cm" svg:y="0cm">
          <draw:text-box>
            <text:p>RP2040 Pin allocations:</text:p>
            <text:p>DVI: GPIO16-23</text:p>
            <text:p>DDC: GPIO24-25</text:p>
            <text:p>CEC: GPIO15</text:p>
            <text:p>USB: Fixed</text:p>
            <text:p>FSPI: GPIO 1-6</text:p>
            <text:p>SPI3: GPIO 8-11</text:p>
            <text:p>IRQ: GPIO 12</text:p>
            <text:p>OSC: Fixed</text:p>
            <text:p>SWD: Fixed</text:p>
            <text:p>RST: Fixed</text:p>
            <text:p>USB-C_Pwr: GPIO 13-14</text:p>
            <text:p>ALG: GPIO 26-29</text:p>
            <text:p>Spare (Alg): 0,7 (N/A)</text:p>
            <text:p/>
            <text:p>ESP32 Pin allocations:</text:p>
            <text:p>XTAL: Fixed</text:p>
            <text:p>ANT: Fixed</text:p>
            <text:p>SWD: GPIO 1-2</text:p>
            <text:p>OSC: GPIO 3</text:p>
            <text:p>IRQ: 4</text:p>
            <text:p>SPI3: GPIO 5-8</text:p>
            <text:p>FSPI: GPIO 9-14</text:p>
            <text:p text:style-name="P3">RST: 15</text:p>
            <text:p>AUDIO+EN: GPIO 16-18</text:p>
            <text:p>USB: GPIO 19-20</text:p>
            <text:p>SDMMC: GPIO 38, 47-48</text:p>
            <text:p>JTAG: GPIO 39-42</text:p>
            <text:p>UART: GPIO 49-50</text:p>
            <text:p>Strapping pins: GPIO 0, 45, 46</text:p>
            <text:p>Reserved: GPIO 26-37</text:p>
            <text:p>Spare (Alg): 21 (N/A)</text:p>
          </draw:text-box>
        </draw:frame>
        <draw:custom-shape draw:style-name="gr2" draw:text-style-name="P2" draw:layer="layout" svg:width="2.079cm" svg:height="1.491cm" draw:transform="rotate (-0.785398163397449) translate (21.153cm 22.619cm)">
          <text:p text:style-name="P1">IRQ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16.521cm 20.195cm)">
          <text:p text:style-name="P1">DD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79cm" svg:height="1.491cm" draw:transform="rotate (-0.785398163397449) translate (15.489cm 21.067cm)">
          <text:p text:style-name="P1">ALG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55cm" svg:height="1.474cm" draw:transform="rotate (-0.785398163397449) translate (21.735cm 20.999cm)">
          <text:p text:style-name="P1">CEC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55cm" svg:height="1.474cm" draw:transform="rotate (-0.785398163397449) translate (22.793cm 21.925cm)">
          <text:p text:style-name="P1">USBC_PW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94cm" svg:height="1.491cm" draw:transform="rotate (-0.785398163397449) translate (45.284cm 20.548cm)">
          <text:p text:style-name="P1">IRQ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5cm" fo:page-height="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9:30:49.022984377</meta:creation-date>
    <meta:generator>LibreOffice/24.2.3.2$Linux_X86_64 LibreOffice_project/420$Build-2</meta:generator>
    <dc:date>2024-05-21T22:17:41.032292564</dc:date>
    <meta:editing-duration>PT4H26M41S</meta:editing-duration>
    <meta:editing-cycles>12</meta:editing-cycles>
    <meta:document-statistic meta:object-count="34"/>
  </office:meta>
</office:document-meta>
</file>